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7000001FC2D240094EBB7A8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T1" style:family="text">
      <style:text-properties officeooo:rsid="000457e1"/>
    </style:style>
    <style:style style:name="T2" style:family="text">
      <style:text-properties officeooo:rsid="000b42a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- <text:span text:style-name="T2">747</text:span>: GERAR OV MT<text:span text:style-name="T1">O</text:span> 01.</text:p>
      <text:p text:style-name="P1"><draw:frame draw:style-name="fr1" draw:name="Figura1" text:anchor-type="paragraph" svg:width="17cm" svg:height="7.772cm" draw:z-index="0"><draw:image xlink:href="Pictures/1000000000000457000001FC2D240094EBB7A82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14T08:43:23.693000000</dc:date>
    <meta:editing-duration>PT3H27M3S</meta:editing-duration>
    <meta:editing-cycles>7</meta:editing-cycles>
    <meta:generator>LibreOffice/5.1.4.2$Windows_x86 LibreOffice_project/f99d75f39f1c57ebdd7ffc5f42867c12031db97a</meta:generator>
    <meta:document-statistic meta:table-count="0" meta:image-count="1" meta:object-count="0" meta:page-count="1" meta:paragraph-count="1" meta:word-count="8" meta:character-count="33" meta:non-whitespace-character-count="26"/>
  </office:meta>
</office:document-meta>
</file>